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3cm" fo:min-width="2.208cm"/>
    </style:style>
    <style:style style:name="gr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3.433cm" fo:min-width="3.31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0.889cm" svg:x="4.556cm" svg:y="18.653cm">
          <text:p text:style-name="P1">emb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94cm" svg:height="0.889cm" svg:x="4.556cm" svg:y="16.748cm">
          <text:p text:style-name="P1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683cm" svg:x="4.048cm" svg:y="1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889cm" svg:x="15.351cm" svg:y="14.081cm">
          <text:p text:style-name="P1">hidd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94cm" svg:height="0.889cm" svg:x="15.351cm" svg:y="11.922cm">
          <text:p text:style-name="P1">softma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.953cm" svg:y1="20.939cm" svg:x2="5.953cm" svg:y2="19.542cm">
          <text:p/>
        </draw:line>
        <draw:line draw:style-name="gr3" draw:text-style-name="P2" draw:layer="layout" svg:x1="5.953cm" svg:y1="18.653cm" svg:x2="5.953cm" svg:y2="17.637cm">
          <text:p/>
        </draw:line>
        <draw:line draw:style-name="gr3" draw:text-style-name="P2" draw:layer="layout" svg:x1="16.748cm" svg:y1="16.621cm" svg:x2="16.748cm" svg:y2="14.97cm">
          <text:p/>
        </draw:line>
        <draw:line draw:style-name="gr3" draw:text-style-name="P2" draw:layer="layout" svg:x1="16.748cm" svg:y1="14.081cm" svg:x2="16.748cm" svg:y2="12.811cm">
          <text:p/>
        </draw:line>
        <draw:line draw:style-name="gr3" draw:text-style-name="P2" draw:layer="layout" svg:x1="7.35cm" svg:y1="17.129cm" svg:x2="9.128cm" svg:y2="17.129cm">
          <text:p/>
        </draw:line>
        <draw:line draw:style-name="gr3" draw:text-style-name="P2" draw:layer="layout" svg:x1="14.208cm" svg:y1="17.129cm" svg:x2="15.351cm" svg:y2="17.129cm">
          <text:p/>
        </draw:line>
        <draw:line draw:style-name="gr4" draw:text-style-name="P2" draw:layer="layout" svg:x1="11.922cm" svg:y1="17.129cm" svg:x2="13.065cm" svg:y2="17.129cm">
          <text:p/>
        </draw:line>
        <draw:frame draw:style-name="gr5" draw:text-style-name="P3" draw:layer="layout" svg:width="2.921cm" svg:height="1.016cm" svg:x="15.224cm" svg:y="10.144cm">
          <draw:text-box>
            <text:p text:style-name="P1"><text:span text:style-name="T1">word(n+1)</text:span></text:p>
          </draw:text-box>
        </draw:frame>
        <draw:frame draw:style-name="gr5" draw:text-style-name="P3" draw:layer="layout" svg:width="2.921cm" svg:height="1.016cm" svg:x="4.556cm" svg:y="20.939cm">
          <draw:text-box>
            <text:p text:style-name="P1"><text:span text:style-name="T1">word(0)</text:span></text:p>
          </draw:text-box>
        </draw:frame>
        <draw:custom-shape draw:style-name="gr1" draw:text-style-name="P1" draw:layer="layout" svg:width="2.794cm" svg:height="0.889cm" svg:x="9.128cm" svg:y="18.653cm">
          <text:p text:style-name="P1">emb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94cm" svg:height="0.889cm" svg:x="9.128cm" svg:y="16.748cm">
          <text:p text:style-name="P1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683cm" svg:x="8.62cm" svg:y="16.36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25cm" svg:y1="20.939cm" svg:x2="10.525cm" svg:y2="19.542cm">
          <text:p/>
        </draw:line>
        <draw:line draw:style-name="gr3" draw:text-style-name="P2" draw:layer="layout" svg:x1="10.525cm" svg:y1="18.653cm" svg:x2="10.525cm" svg:y2="17.637cm">
          <text:p/>
        </draw:line>
        <draw:frame draw:style-name="gr5" draw:text-style-name="P3" draw:layer="layout" svg:width="2.921cm" svg:height="1.016cm" svg:x="9.128cm" svg:y="20.939cm">
          <draw:text-box>
            <text:p text:style-name="P1"><text:span text:style-name="T1">word(1)</text:span></text:p>
          </draw:text-box>
        </draw:frame>
        <draw:custom-shape draw:style-name="gr1" draw:text-style-name="P1" draw:layer="layout" svg:width="2.794cm" svg:height="0.889cm" svg:x="15.351cm" svg:y="18.526cm">
          <text:p text:style-name="P1">emb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794cm" svg:height="0.889cm" svg:x="15.351cm" svg:y="16.621cm">
          <text:p text:style-name="P1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683cm" svg:x="14.843cm" svg:y="16.2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748cm" svg:y1="20.812cm" svg:x2="16.748cm" svg:y2="19.415cm">
          <text:p/>
        </draw:line>
        <draw:line draw:style-name="gr3" draw:text-style-name="P2" draw:layer="layout" svg:x1="16.748cm" svg:y1="18.526cm" svg:x2="16.748cm" svg:y2="17.51cm">
          <text:p/>
        </draw:line>
        <draw:frame draw:style-name="gr5" draw:text-style-name="P3" draw:layer="layout" svg:width="2.921cm" svg:height="1.016cm" svg:x="15.351cm" svg:y="20.812cm">
          <draw:text-box>
            <text:p text:style-name="P1"><text:span text:style-name="T1">word(n)</text:span></text:p>
          </draw:text-box>
        </draw:frame>
        <draw:line draw:style-name="gr3" draw:text-style-name="P2" draw:layer="layout" svg:x1="16.748cm" svg:y1="14.108cm" svg:x2="16.748cm" svg:y2="12.838cm">
          <text:p/>
        </draw:line>
        <draw:line draw:style-name="gr3" draw:text-style-name="P2" draw:layer="layout" svg:x1="16.748cm" svg:y1="11.922cm" svg:x2="16.748cm" svg:y2="10.906cm">
          <text:p/>
        </draw:line>
        <draw:g>
          <draw:custom-shape draw:style-name="gr6" draw:text-style-name="P4" draw:layer="layout" svg:width="0.127cm" svg:height="0.127cm" svg:x="13.262cm" svg:y="17.9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draw:layer="layout" svg:width="0.127cm" svg:height="0.127cm" svg:x="13.562cm" svg:y="17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27cm" svg:height="0.127cm" svg:x="13.862cm" svg:y="17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2:37:15.725460664</meta:creation-date>
    <dc:date>2017-03-09T13:08:41.564136574</dc:date>
    <meta:editing-duration>PT6M3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